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7c1" officeooo:paragraph-rsid="000167c1"/>
    </style:style>
    <style:style style:name="P2" style:family="paragraph" style:parent-style-name="Standard">
      <style:text-properties officeooo:rsid="000167c1" officeooo:paragraph-rsid="00022dd9"/>
    </style:style>
    <style:style style:name="P3" style:family="paragraph" style:parent-style-name="Standard">
      <style:text-properties officeooo:rsid="000167c1" officeooo:paragraph-rsid="00025cd8"/>
    </style:style>
    <style:style style:name="P4" style:family="paragraph" style:parent-style-name="Standard">
      <style:paragraph-properties fo:text-align="center" style:justify-single-word="false"/>
      <style:text-properties officeooo:rsid="000167c1" officeooo:paragraph-rsid="000167c1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037b4a" officeooo:paragraph-rsid="00037b4a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4c0a4" officeooo:paragraph-rsid="0004c0a4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04c0a4" officeooo:paragraph-rsid="0004c0a4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649ec" officeooo:paragraph-rsid="000649ec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rsid="000649ec" officeooo:paragraph-rsid="000649ec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1024e2" officeooo:paragraph-rsid="001024e2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normal" officeooo:rsid="0004c0a4" officeooo:paragraph-rsid="0004c0a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649ec" officeooo:paragraph-rsid="000649e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649ec" officeooo:paragraph-rsid="0009587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024e2" officeooo:paragraph-rsid="001024e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024e2" officeooo:paragraph-rsid="001024e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break-before="page"/>
      <style:text-properties officeooo:rsid="000167c1" officeooo:paragraph-rsid="000167c1"/>
    </style:style>
    <style:style style:name="P17" style:family="paragraph" style:parent-style-name="Standard">
      <style:paragraph-properties fo:break-before="page"/>
      <style:text-properties fo:font-style="normal" fo:font-weight="normal" officeooo:rsid="0004c0a4" officeooo:paragraph-rsid="0004c0a4" style:font-style-asian="normal" style:font-weight-asian="normal" style:font-style-complex="normal" style:font-weight-complex="normal"/>
    </style:style>
    <style:style style:name="T1" style:family="text">
      <style:text-properties officeooo:rsid="00022dd9"/>
    </style:style>
    <style:style style:name="T2" style:family="text">
      <style:text-properties officeooo:rsid="00025cd8"/>
    </style:style>
    <style:style style:name="T3" style:family="text">
      <style:text-properties officeooo:rsid="00079803"/>
    </style:style>
    <style:style style:name="T4" style:family="text">
      <style:text-properties officeooo:rsid="00095870"/>
    </style:style>
    <style:style style:name="T5" style:family="text">
      <style:text-properties officeooo:rsid="0012c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cumento SQL</text:p>
      <text:p text:style-name="P1"/>
      <text:p text:style-name="P5">Definizione delle tabelle del DB</text:p>
      <text:p text:style-name="P1"/>
      <text:p text:style-name="P1">CREATE TABLE aeroporto</text:p>
      <text:p text:style-name="P1">(</text:p>
      <text:p text:style-name="P1"><text:s text:c="4"/>codaeroporto VARCHAR(20) NOT NULL,</text:p>
      <text:p text:style-name="P1"><text:s text:c="4"/>nomeaeroporto VARCHAR(50) NOT NULL,</text:p>
      <text:p text:style-name="P1"><text:s text:c="4"/>"città" VARCHAR(50) NOT NULL,</text:p>
      <text:p text:style-name="P1"><text:s text:c="4"/>CONSTRAINT aeroporto_pkey PRIMARY KEY (codaeroporto),</text:p>
      <text:p text:style-name="P1"><text:s text:c="4"/>CONSTRAINT nome_aer_unico UNIQUE (nomeaeroporto)</text:p>
      <text:p text:style-name="P1">)</text:p>
      <text:p text:style-name="P1"/>
      <text:p text:style-name="P1">CREATE TABLE compagniaaerea</text:p>
      <text:p text:style-name="P1">(</text:p>
      <text:p text:style-name="P1"><text:s text:c="4"/>codcompagnia VARCHAR(20) NOT NULL,</text:p>
      <text:p text:style-name="P1"><text:s text:c="4"/>nomecompagnia VARCHAR (50) NOT NULL,</text:p>
      <text:p text:style-name="P1"><text:s text:c="4"/>grandezzaflotta INT,</text:p>
      <text:p text:style-name="P1"><text:s text:c="4"/>aeroportoappartenenza VARCHAR(20),</text:p>
      <text:p text:style-name="P1"><text:s text:c="4"/>CONSTRAINT compagniaaerea_pkey PRIMARY KEY (codcompagnia),</text:p>
      <text:p text:style-name="P1"><text:s text:c="4"/>CONSTRAINT nomeunico UNIQUE (nomecompagnia),</text:p>
      <text:p text:style-name="P1"><text:s text:c="4"/>CONSTRAINT fk_aeroportoappartenenza FOREIGN KEY (aeroportoappartenenza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nomevuoto CHECK (nomecompagnia &lt;&gt; ‘’),</text:p>
      <text:p text:style-name="P1"><text:s text:c="4"/>CONSTRAINT compagniaaerea_grandezzaflotta_check CHECK (grandezzaflotta &gt; <text:span text:style-name="T5">5</text:span>0 AND grandezzaflotta &lt; 500)</text:p>
      <text:p text:style-name="P1">)</text:p>
      <text:p text:style-name="P1"/>
      <text:p text:style-name="P1">CREATE TABLE gate</text:p>
      <text:p text:style-name="P1">(</text:p>
      <text:p text:style-name="P1"><text:s text:c="4"/>codgate VARCHAR(20) NOT NULL,</text:p>
      <text:p text:style-name="P1"><text:s text:c="4"/>codaeroporto VARCHAR(20) NOT NULL,</text:p>
      <text:p text:style-name="P1"><text:s text:c="4"/>nomegate CHAR(10) NOT NULL,</text:p>
      <text:p text:style-name="P1"><text:s text:c="4"/>CONSTRAINT gate_pkey PRIMARY KEY (codgate),</text:p>
      <text:p text:style-name="P1"><text:s text:c="4"/>CONSTRAINT nomeunique UNIQUE (nomegate),</text:p>
      <text:p text:style-name="P1"><text:s text:c="4"/>CONSTRAINT fk_aeroporto FOREIGN KEY (codaeroporto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nomegate CHECK (nomegate <text:s/>~* '^[A-Z]{1}[0-9]{1}$')</text:p>
      <text:p text:style-name="P1">)</text:p>
      <text:p text:style-name="P1"/>
      <text:p text:style-name="P16"/>
      <text:p text:style-name="P1">CREATE TABLE slotimbarco</text:p>
      <text:p text:style-name="P1">(</text:p>
      <text:p text:style-name="P1"><text:s text:c="4"/>codvolo <text:span text:style-name="T1">VARCHAR</text:span>(50),</text:p>
      <text:p text:style-name="P2"><text:s text:c="4"/>codgate <text:span text:style-name="T1">VARCHAR</text:span>(50),</text:p>
      <text:p text:style-name="P1"><text:s text:c="4"/>data <text:span text:style-name="T1">DATE</text:span> NOT NULL,</text:p>
      <text:p text:style-name="P1"><text:s text:c="4"/>orainizio <text:span text:style-name="T1">TIME WITHOUT TIME ZONE</text:span> NOT NULL,</text:p>
      <text:p text:style-name="P2"><text:s text:c="4"/>orafine <text:span text:style-name="T1">TIME WITHOUT TIME ZONE</text:span>,</text:p>
      <text:p text:style-name="P1"><text:s text:c="4"/>tempomax <text:span text:style-name="T1">INT</text:span> NOT NULL,</text:p>
      <text:p text:style-name="P1"><text:s text:c="4"/>coda <text:span text:style-name="T1">VARCHAR</text:span>(10),</text:p>
      <text:p text:style-name="P1"><text:s text:c="4"/>CONSTRAINT fk_gate FOREIGN KEY (codgate)</text:p>
      <text:p text:style-name="P1"><text:s text:c="8"/>REFERENCES gate (codgate) ON UPDATE NO ACTION</text:p>
      <text:p text:style-name="P1"><text:s text:c="8"/>ON DELETE CASCADE,</text:p>
      <text:p text:style-name="P1"><text:s text:c="4"/>CONSTRAINT fk_volo FOREIGN KEY (codvolo)</text:p>
      <text:p text:style-name="P1"><text:s text:c="8"/>REFERENCES volo (codvolo) ON UPDATE NO ACTION</text:p>
      <text:p text:style-name="P1"><text:s text:c="8"/>ON DELETE CASCADE,</text:p>
      <text:p text:style-name="P1"><text:s text:c="4"/>CONSTRAINT oracorretta CHECK (orainizio &gt; orafine),</text:p>
      <text:p text:style-name="P1"><text:s text:c="4"/>CONSTRAINT slotimbarco_coda_check CHECK (coda = 'Famiglia' OR coda= 'Business' OR coda= 'Diversamente abili' OR coda= 'Priority'OR coda= 'Economy'OR coda= 'Prima Classe')</text:p>
      <text:p text:style-name="P1">)</text:p>
      <text:p text:style-name="P1"/>
      <text:p text:style-name="P1"/>
      <text:p text:style-name="P1">CREATE TABLE <text:span text:style-name="T2">t</text:span>ratta</text:p>
      <text:p text:style-name="P1">(</text:p>
      <text:p text:style-name="P1"><text:s text:c="4"/>codtratta <text:span text:style-name="T2">VARCHAR</text:span>(20) NOT NULL,</text:p>
      <text:p text:style-name="P1"><text:s text:c="4"/>aeroportopartenza <text:span text:style-name="T2">VARCHAR</text:span>(20) NOT NULL,</text:p>
      <text:p text:style-name="P1"><text:s text:c="4"/>aeroportoarrivo <text:span text:style-name="T2">VARCHAR</text:span>(20) NOT NULL,</text:p>
      <text:p text:style-name="P1"><text:s text:c="4"/>CONSTRAINT tratta_pkey PRIMARY KEY (codtratta),</text:p>
      <text:p text:style-name="P1"><text:s text:c="4"/>CONSTRAINT trattacorretta UNIQUE (aeroportopartenza, aeroportoarrivo),</text:p>
      <text:p text:style-name="P1"><text:s text:c="4"/>CONSTRAINT fk_aeroportoarrivo FOREIGN KEY (aeroportoarrivo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fk_aeroportopartenza FOREIGN KEY (aeroportopartenza)</text:p>
      <text:p text:style-name="P1"><text:s text:c="8"/>REFERENCES aeroporto (codaeroporto) ON UPDATE NO ACTION</text:p>
      <text:p text:style-name="P1"><text:s text:c="8"/>ON DELETE CASCADE,</text:p>
      <text:p text:style-name="P1"><text:s text:c="4"/>CONSTRAINT aeroportidiversi CHECK (aeroportoarrivo &lt;&gt; aeroportopartenza)</text:p>
      <text:p text:style-name="P1">)</text:p>
      <text:p text:style-name="P1"/>
      <text:p text:style-name="P1"/>
      <text:p text:style-name="P16">CREATE TABLE public.volo</text:p>
      <text:p text:style-name="P1">(</text:p>
      <text:p text:style-name="P1"><text:s text:c="4"/>codvolo <text:span text:style-name="T2">VARCHAR</text:span>(20) NOT NULL,</text:p>
      <text:p text:style-name="P1"><text:s text:c="4"/>datavolo <text:span text:style-name="T2">TIMESTAMP WITHOUT TIME ZONE </text:span>NOT NULL,</text:p>
      <text:p text:style-name="P1"><text:s text:c="4"/>numeroposti <text:span text:style-name="T2">INT</text:span> NOT NULL,</text:p>
      <text:p text:style-name="P1"><text:s text:c="4"/>numeropostiprenotati <text:span text:style-name="T2">INT</text:span>,</text:p>
      <text:p text:style-name="P3"><text:s text:c="4"/>codtratta <text:span text:style-name="T2">VARCHAR</text:span>(20) NOT NULL,</text:p>
      <text:p text:style-name="P3"><text:s text:c="4"/>codcompagnia <text:span text:style-name="T2">VARCHAR</text:span>(20) NOT NULL,</text:p>
      <text:p text:style-name="P1"><text:s text:c="4"/>CONSTRAINT volo_pkey PRIMARY KEY (codvolo),</text:p>
      <text:p text:style-name="P1"><text:s text:c="4"/>CONSTRAINT fk_compagnia FOREIGN KEY (codcompagnia)</text:p>
      <text:p text:style-name="P1"><text:s text:c="8"/>REFERENCES compagniaaerea (codcompagnia) ON UPDATE NO ACTION</text:p>
      <text:p text:style-name="P1"><text:s text:c="8"/>ON DELETE CASCADE,</text:p>
      <text:p text:style-name="P1"><text:s text:c="4"/>CONSTRAINT fk_tratta FOREIGN KEY (codtratta)</text:p>
      <text:p text:style-name="P1"><text:s text:c="8"/>REFERENCES <text:span text:style-name="T2">t</text:span>ratta (codtratta) ON UPDATE NO ACTION</text:p>
      <text:p text:style-name="P1"><text:s text:c="8"/>ON DELETE CASCADE,</text:p>
      <text:p text:style-name="P1"><text:s text:c="4"/>CONSTRAINT volo_numeroposti_check CHECK (numeroposti &lt; 500 AND numeroposti &gt;= 50),</text:p>
      <text:p text:style-name="P1"><text:s text:c="4"/>CONSTRAINT numeropostiprenotaticorretti CHECK (numeropostiprenotati &lt;= numeroposti)</text:p>
      <text:p text:style-name="P1">)</text:p>
      <text:p text:style-name="P1"/>
      <text:p text:style-name="P7">Definizione delle procedure del DB</text:p>
      <text:p text:style-name="P6"/>
      <text:p text:style-name="P11">CREATE FUNCTION validificadata() RETURNS trigger</text:p>
      <text:p text:style-name="P11">LANGUAGE 'plpgsql'</text:p>
      <text:p text:style-name="P11"/>
      <text:p text:style-name="P11">AS $BODY$</text:p>
      <text:p text:style-name="P11">begin</text:p>
      <text:p text:style-name="P11">if (NEW.datavolo &lt; current_timestamp) then</text:p>
      <text:p text:style-name="P11"><text:tab/></text:p>
      <text:p text:style-name="P11"><text:tab/>raise exception 'Non è possibile inserire un volo precedente ad ora';</text:p>
      <text:p text:style-name="P11"><text:tab/></text:p>
      <text:p text:style-name="P11">end if;</text:p>
      <text:p text:style-name="P11"/>
      <text:p text:style-name="P11">RETURN NEW;</text:p>
      <text:p text:style-name="P11">end</text:p>
      <text:p text:style-name="P11">$BODY$;</text:p>
      <text:p text:style-name="P14"/>
      <text:p text:style-name="P10">Definizione dei trigger del DB</text:p>
      <text:p text:style-name="P10"/>
      <text:p text:style-name="P15">CREATE TRIGGER datacorretta</text:p>
      <text:p text:style-name="P15"><text:s text:c="4"/>BEFORE INSERT ON volo</text:p>
      <text:p text:style-name="P15"><text:s text:c="4"/>FOR EACH ROW</text:p>
      <text:p text:style-name="P15"><text:s text:c="4"/>EXECUTE PROCEDURE validificadata();</text:p>
      <text:p text:style-name="P17"/>
      <text:p text:style-name="P9">Definizione delle sequenze del db</text:p>
      <text:p text:style-name="P8"/>
      <text:p text:style-name="P12">CREATE SEQUENCE <text:span text:style-name="T3">s</text:span>equenza_aeroporto</text:p>
      <text:p text:style-name="P12"><text:s text:c="4"/>INCREMENT 1</text:p>
      <text:p text:style-name="P12"><text:s text:c="4"/>START 1</text:p>
      <text:p text:style-name="P12"><text:s text:c="4"/>MINVALUE 1</text:p>
      <text:p text:style-name="P12"><text:s text:c="4"/>MAXVALUE 99999;</text:p>
      <text:p text:style-name="P12"/>
      <text:p text:style-name="P12">CREATE SEQUENCE sequenza_compagnia</text:p>
      <text:p text:style-name="P12"><text:s text:c="4"/>INCREMENT 1</text:p>
      <text:p text:style-name="P12"><text:s text:c="4"/>START 1</text:p>
      <text:p text:style-name="P12"><text:s text:c="4"/>MINVALUE 1</text:p>
      <text:p text:style-name="P12"><text:s text:c="4"/>MAXVALUE 99999;</text:p>
      <text:p text:style-name="P12"/>
      <text:p text:style-name="P12">CREATE SEQUENCE <text:span text:style-name="T4">s</text:span>equenza_gate</text:p>
      <text:p text:style-name="P12"><text:s text:c="4"/>INCREMENT 1</text:p>
      <text:p text:style-name="P12"><text:s text:c="4"/>START 1</text:p>
      <text:p text:style-name="P12"><text:s text:c="4"/>MINVALUE 1</text:p>
      <text:p text:style-name="P13"><text:s text:c="4"/>MAXVALUE 999999;</text:p>
      <text:p text:style-name="P13"/>
      <text:p text:style-name="P13">CREATE SEQUENCE sequenza_tratta</text:p>
      <text:p text:style-name="P12"><text:s text:c="4"/>INCREMENT 1</text:p>
      <text:p text:style-name="P12"><text:s text:c="4"/>START 1</text:p>
      <text:p text:style-name="P12"><text:s text:c="4"/>MINVALUE 1</text:p>
      <text:p text:style-name="P12"><text:s text:c="4"/>MAXVALUE 99999;</text:p>
      <text:p text:style-name="P12"/>
      <text:p text:style-name="P12">CREATE SEQUENCE sequenza_volo</text:p>
      <text:p text:style-name="P12"><text:s text:c="4"/>INCREMENT 1</text:p>
      <text:p text:style-name="P12"><text:s text:c="4"/>START 1</text:p>
      <text:p text:style-name="P12"><text:s text:c="4"/>MINVALUE 1;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2-27T20:44:02.758000000</dc:date>
    <meta:editing-duration>PT49M50S</meta:editing-duration>
    <meta:editing-cycles>17</meta:editing-cycles>
    <meta:document-statistic meta:table-count="0" meta:image-count="0" meta:object-count="0" meta:page-count="4" meta:paragraph-count="130" meta:word-count="483" meta:character-count="4259" meta:non-whitespace-character-count="3480"/>
  </office:meta>
</office:document-meta>
</file>